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2.25cm" fo:min-width="11.2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5cm" fo:min-width="11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3cm" fo:min-width="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6.75cm" fo:min-width="10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1.75cm" svg:height="12.5cm" svg:x="30.5cm" svg:y="4.2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generate_cache(): list[dict[int]int]</text:span></text:p>
          <text:p text:style-name="P2"><text:span text:style-name="T3">+ check_if_in_ds(): bool, int</text:span></text:p>
          <text:p text:style-name="P3"><text:span text:style-name="T4">+ delete_data_from_ds(): </text:span><text:span text:style-name="T3">list[dict[int]int]</text:span></text:p>
          <text:p text:style-name="P3"><text:span text:style-name="T4">+ prepend_to_ds(): </text:span><text:span text:style-name="T3">list[dict[int]int]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11.5cm" svg:height="5.25cm" svg:x="18.5cm" svg:y="19cm">
          <text:p text:style-name="P5"><text:span text:style-name="T1">Cyclic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text:p text:style-name="P7"><text:span text:style-name="T5"/></text:p>
          <text:p text:style-name="P8"><text:span text:style-name="T6">+ push_to_ds(): list[dict[int]int], in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5cm" svg:height="3.25cm" svg:x="30.75cm" svg:y="19cm">
          <text:p text:style-name="P5"><text:span text:style-name="T1">LRU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5cm" svg:height="3.25cm" svg:x="37cm" svg:y="19cm">
          <text:p text:style-name="P5"><text:span text:style-name="T1">MRU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4.75cm" svg:y1="16.75cm" svg:x2="33.5cm" svg:y2="19cm">
          <text:p/>
        </draw:line>
        <draw:line draw:style-name="gr4" draw:text-style-name="P10" draw:layer="layout" svg:x1="41.25cm" svg:y1="16.75cm" svg:x2="44.75cm" svg:y2="19cm">
          <text:p/>
        </draw:line>
        <draw:line draw:style-name="gr5" draw:text-style-name="P10" draw:layer="layout" svg:x1="47.75cm" svg:y1="12cm" svg:x2="42.25cm" svg:y2="12cm">
          <text:p/>
        </draw:line>
        <draw:custom-shape draw:style-name="gr6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7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draw:layer="layout" svg:x1="31.75cm" svg:y1="16.75cm" svg:x2="28.809cm" svg:y2="19.001cm">
          <text:p/>
        </draw:line>
        <draw:custom-shape draw:style-name="gr7" draw:text-style-name="P9" draw:layer="layout" svg:width="10.5cm" svg:height="7cm" svg:x="43.5cm" svg:y="19cm">
          <text:p text:style-name="P5"><text:span text:style-name="T1">LFUCache</text:span></text:p>
          <text:p text:style-name="P5"><text:span text:style-name="T5"/></text:p>
          <text:p text:style-name="P6"><text:span text:style-name="T5">--------------</text:span></text:p>
          <text:p text:style-name="P7"><text:span text:style-name="T5"/></text:p>
          <text:p text:style-name="P6"><text:span text:style-name="T5">+ name(): string</text:span></text:p>
          <text:p text:style-name="P7"><text:span text:style-name="T5">+ lookup(int): int</text:span></text:p>
          <text:p text:style-name="P7"><text:span text:style-name="T5"/></text:p>
          <text:p text:style-name="P8"><text:span text:style-name="T6">+ find_lowest_access_quantity(): int</text:span></text:p>
          <text:p text:style-name="P8"><text:span text:style-name="T6">+ remove_from_ds_hits(): list[int]</text:span></text:p>
          <text:p text:style-name="P8"><text:span text:style-name="T6">+ prepend_to_ds_hits(): list[int]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8.5cm" svg:y1="16.75cm" svg:x2="39.75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8T16:39:09.287069411</dc:date>
    <meta:editing-duration>PT2H23M4S</meta:editing-duration>
    <meta:editing-cycles>20</meta:editing-cycles>
    <meta:generator>LibreOffice/7.4.7.2$Linux_X86_64 LibreOffice_project/40$Build-2</meta:generator>
    <meta:document-statistic meta:object-count="11"/>
  </office:meta>
</office:document-meta>
</file>